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P1" style:family="paragraph" style:parent-style-name="Standard">
      <style:text-properties style:font-name="Titillium Web" fo:font-size="12pt" style:font-name-asian="Titillium Web1" style:font-size-asian="12pt" style:font-name-complex="Titillium Web1" style:font-size-complex="12pt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.5in" style:auto-text-indent="false"/>
      <style:text-properties style:font-name="Titillium Web" fo:font-size="12pt" style:font-name-asian="Titillium Web1" style:font-size-asian="12pt" style:font-name-complex="Titillium Web1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  <style:text-properties style:font-name="Titillium Web" fo:font-size="12pt" style:font-name-asian="Titillium Web1" style:font-size-asian="12pt" style:font-name-complex="Titillium Web1" style:font-size-complex="12pt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font-name="Titillium Web" fo:font-size="12pt" style:text-underline-style="solid" style:text-underline-width="auto" style:text-underline-color="font-color" style:font-name-asian="Titillium Web1" style:font-size-asian="12pt" style:font-name-complex="Titillium Web1" style:font-size-complex="12pt"/>
    </style:style>
    <style:style style:name="T2" style:family="text">
      <style:text-properties style:font-name="Titillium Web" fo:font-size="12pt" style:font-name-asian="Titillium Web1" style:font-size-asian="12pt" style:font-name-complex="Titillium Web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ardware and software requirements:</text:span></text:p>
      <text:p text:style-name="Standard"><text:span text:style-name="T2">This document contains information about the required hardware and software in order to make SilverDawn’s database function correctly.</text:span></text:p>
      <text:p text:style-name="P1"/>
      <text:p text:style-name="Standard"><text:span text:style-name="T1">Hardware:</text:span></text:p>
      <text:p text:style-name="P2"><text:span text:style-name="T2">-Desktop computer for staff.</text:span></text:p>
      <text:p text:style-name="P2"><text:span text:style-name="T2">-Hard drive for storing the database file.</text:span></text:p>
      <text:p text:style-name="P2"><text:span text:style-name="T2">-Backup drive for database</text:span></text:p>
      <text:p text:style-name="P2"><text:span text:style-name="T2">-Printer for invoices (for coach driver)</text:span></text:p>
      <text:p text:style-name="P3"/>
      <text:p text:style-name="P4"><text:span text:style-name="T1">Software:</text:span></text:p>
      <text:p text:style-name="P4"><text:span text:style-name="T1"><text:tab/></text:span><text:span text:style-name="T2">-Windows 10 / 7 for desktop computers</text:span></text:p>
      <text:p text:style-name="P4"><text:span text:style-name="T2"><text:tab/>-SQlite3 (included with python)</text:span></text:p>
      <text:p text:style-name="P4"><text:span text:style-name="T2"><text:tab/>-Python3.7 for both front and backend of the application</text:span></text:p>
      <text:p text:style-name="P4"><text:span text:style-name="T2"><text:tab/>-GuiZero for the front end specifically</text:span></text:p>
      <text:p text:style-name="P4"><text:span text:style-name="T2"><text:tab/></text:span></text:p>
      <text:p text:style-name="P4"><text:span text:style-name="T1">Software that i will be using:</text:span></text:p>
      <text:p text:style-name="P4"><text:span text:style-name="T1"><text:tab/></text:span><text:span text:style-name="T2">-OpenSUSE Linux distribution <text:s/></text:span></text:p>
      <text:p text:style-name="P2"><text:span text:style-name="T2">-Python3.7 programming language used for backend and constructing front end visuals.</text:span></text:p>
      <text:p text:style-name="P4"><text:span text:style-name="T2"><text:tab/>-SQlite3 Relational database management system that I will be using.</text:span></text:p>
      <text:p text:style-name="P4"><text:span text:style-name="T2"><text:tab/>-Wireframe.cc Used to create initial visual designs</text:span></text:p>
      <text:p text:style-name="P2"><text:span text:style-name="T2">-GuiZero Required for the front end GUI</text:span></text:p>
      <text:p text:style-name="P2"><text:span text:style-name="T2">-Kate IDE for programming and debugging the program during development.</text:span></text:p>
      <text:p text:style-name="P2"><text:span text:style-name="T2">-Spectacle for screenshots</text:span></text:p>
      <text:p text:style-name="P2"><text:span text:style-name="T2">-OBS used for screen recording</text:span></text:p>
      <text:p text:style-name="P3"/>
      <text:p text:style-name="P4"><text:soft-page-break/><text:span text:style-name="T2">No additional resources are required, because I am working from home, alongside this Mike can accomodate for things like an office and staff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156" meta:character-count="1064" meta:non-whitespace-character-count="920"/>
    <meta:generator>LibreOfficeDev/6.0.5.2$Linux_X86_64 LibreOffice_project/</meta:generator>
  </office:meta>
</office:document-meta>
</file>